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x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1</text:p>
          </table:table-cell>
          <table:table-cell office:value-type="string" table:style-name="ce1">
            <text:p>surname1</text:p>
          </table:table-cell>
          <table:table-cell office:value-type="date" office:date-value="2025-11-28T00:00:00" table:style-name="ce2">
            <text:p>28/11/2025</text:p>
          </table:table-cell>
          <table:table-cell office:value-type="float" office:value="666555444" table:style-name="ce1">
            <text:p>666555444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2</text:p>
          </table:table-cell>
          <table:table-cell office:value-type="string" table:style-name="ce1">
            <text:p>surname2</text:p>
          </table:table-cell>
          <table:table-cell office:value-type="date" office:date-value="2025-11-29T00:00:00" table:style-name="ce2">
            <text:p>29/11/2025</text:p>
          </table:table-cell>
          <table:table-cell office:value-type="float" office:value="666555445" table:style-name="ce1">
            <text:p>666555445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3</text:p>
          </table:table-cell>
          <table:table-cell office:value-type="string" table:style-name="ce1">
            <text:p>surname3</text:p>
          </table:table-cell>
          <table:table-cell office:value-type="date" office:date-value="2025-11-30T00:00:00" table:style-name="ce2">
            <text:p>30/11/2025</text:p>
          </table:table-cell>
          <table:table-cell office:value-type="float" office:value="666555446" table:style-name="ce1">
            <text:p>666555446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4</text:p>
          </table:table-cell>
          <table:table-cell office:value-type="string" table:style-name="ce1">
            <text:p>surname4</text:p>
          </table:table-cell>
          <table:table-cell office:value-type="date" office:date-value="2025-12-01T00:00:00" table:style-name="ce2">
            <text:p>01/12/2025</text:p>
          </table:table-cell>
          <table:table-cell office:value-type="float" office:value="666555447" table:style-name="ce1">
            <text:p>666555447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5</text:p>
          </table:table-cell>
          <table:table-cell office:value-type="string" table:style-name="ce1">
            <text:p>surname5</text:p>
          </table:table-cell>
          <table:table-cell office:value-type="date" office:date-value="2025-12-02T00:00:00" table:style-name="ce2">
            <text:p>02/12/2025</text:p>
          </table:table-cell>
          <table:table-cell office:value-type="float" office:value="666555448" table:style-name="ce1">
            <text:p>666555448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6</text:p>
          </table:table-cell>
          <table:table-cell office:value-type="string" table:style-name="ce1">
            <text:p>surname6</text:p>
          </table:table-cell>
          <table:table-cell office:value-type="date" office:date-value="2025-12-03T00:00:00" table:style-name="ce2">
            <text:p>03/12/2025</text:p>
          </table:table-cell>
          <table:table-cell office:value-type="float" office:value="666555449" table:style-name="ce1">
            <text:p>666555449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7</text:p>
          </table:table-cell>
          <table:table-cell office:value-type="string" table:style-name="ce1">
            <text:p>surname7</text:p>
          </table:table-cell>
          <table:table-cell office:value-type="date" office:date-value="2025-12-04T00:00:00" table:style-name="ce2">
            <text:p>04/12/2025</text:p>
          </table:table-cell>
          <table:table-cell office:value-type="float" office:value="666555450" table:style-name="ce1">
            <text:p>666555450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me8</text:p>
          </table:table-cell>
          <table:table-cell office:value-type="string" table:style-name="ce1">
            <text:p>surname8</text:p>
          </table:table-cell>
          <table:table-cell office:value-type="date" office:date-value="2025-12-05T00:00:00" table:style-name="ce2">
            <text:p>05/12/2025</text:p>
          </table:table-cell>
          <table:table-cell office:value-type="float" office:value="666555451" table:style-name="ce1">
            <text:p>666555451</text:p>
          </table:table-cell>
          <table:table-cell office:value-type="string" table:style-name="ce1">
            <text:p>emailmycorp.com</text:p>
          </table:table-cell>
          <table:table-cell office:value-type="string" table:style-name="ce1">
            <text:p>a text with some spaces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juan</dc:creator>
    <meta:creation-date>2025-11-28T17:49:20Z</meta:creation-date>
    <dc:date>2025-11-28T17:52:09Z</dc:date>
  </office:meta>
</office:document-meta>
</file>